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42fc" officeooo:paragraph-rsid="001042fc"/>
    </style:style>
    <style:style style:name="P2" style:family="paragraph" style:parent-style-name="Standard">
      <style:text-properties officeooo:rsid="001073e6" officeooo:paragraph-rsid="001073e6"/>
    </style:style>
    <style:style style:name="P3" style:family="paragraph" style:parent-style-name="Standard">
      <style:text-properties style:font-name="Linux Libertine G" officeooo:rsid="001073e6" officeooo:paragraph-rsid="001073e6"/>
    </style:style>
    <style:style style:name="P4" style:family="paragraph" style:parent-style-name="Standard">
      <style:text-properties style:font-name="Linux Libertine G" officeooo:rsid="001042fc" officeooo:paragraph-rsid="001042fc"/>
    </style:style>
    <style:style style:name="P5" style:family="paragraph" style:parent-style-name="Standard">
      <style:text-properties style:font-name="Linux Libertine G" fo:font-style="italic" officeooo:rsid="001073e6" officeooo:paragraph-rsid="001073e6" style:font-style-asian="italic" style:font-style-complex="italic"/>
    </style:style>
    <style:style style:name="P6" style:family="paragraph" style:parent-style-name="Standard">
      <style:text-properties officeooo:rsid="0011ceec" officeooo:paragraph-rsid="0011ceec"/>
    </style:style>
    <style:style style:name="P7" style:family="paragraph" style:parent-style-name="Standard" style:list-style-name="L1">
      <style:text-properties officeooo:rsid="0011ceec" officeooo:paragraph-rsid="0011ceec"/>
    </style:style>
    <style:style style:name="P8" style:family="paragraph" style:parent-style-name="Standard" style:list-style-name="L1">
      <style:text-properties fo:font-style="italic" officeooo:rsid="0011ceec" officeooo:paragraph-rsid="0011ceec" style:font-style-asian="italic" style:font-style-complex="italic"/>
    </style:style>
    <style:style style:name="P9" style:family="paragraph" style:parent-style-name="Standard" style:list-style-name="L1">
      <style:text-properties fo:font-style="normal" officeooo:rsid="0011ceec" officeooo:paragraph-rsid="0011ceec" style:font-style-asian="normal" style:font-style-complex="normal"/>
    </style:style>
    <style:style style:name="P10" style:family="paragraph" style:parent-style-name="Standard" style:list-style-name="L1">
      <style:text-properties fo:font-style="normal" style:text-underline-style="solid" style:text-underline-width="auto" style:text-underline-color="font-color" fo:font-weight="bold" officeooo:rsid="0011ceec" officeooo:paragraph-rsid="0011ceec" style:font-style-asian="normal" style:font-weight-asian="bold" style:font-style-complex="normal" style:font-weight-complex="bold"/>
    </style:style>
    <style:style style:name="P11" style:family="paragraph" style:parent-style-name="Table_20_Contents">
      <style:text-properties officeooo:rsid="001042fc" officeooo:paragraph-rsid="001042fc"/>
    </style:style>
    <style:style style:name="P12" style:family="paragraph" style:parent-style-name="Table_20_Contents">
      <style:text-properties officeooo:rsid="0011bd82" officeooo:paragraph-rsid="0011bd82"/>
    </style:style>
    <style:style style:name="T1" style:family="text">
      <style:text-properties officeooo:rsid="001042fc"/>
    </style:style>
    <style:style style:name="T2" style:family="text">
      <style:text-properties officeooo:rsid="0011bd82"/>
    </style:style>
    <style:style style:name="T3" style:family="text">
      <style:text-properties officeooo:rsid="0011ceec"/>
    </style:style>
    <style:style style:name="T4" style:family="text">
      <style:text-properties officeooo:rsid="00138165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erveBot Auto Commands:</text:p>
      <text:p text:style-name="P1"/>
      <text:p text:style-name="P2">example <text:span text:style-name="T2">formatting </text:span>of play.txt:</text:p>
      <text:p text:style-name="P2"/>
      <text:p text:style-name="P3">play{</text:p>
      <text:p text:style-name="P3">/** comment **\</text:p>
      <text:p text:style-name="P5">Subsystem.Command(parameters, timeout(seconds), concurrent(0 or 1));</text:p>
      <text:p text:style-name="P4">...</text:p>
      <text:p text:style-name="P3">}</text:p>
      <text:p text:style-name="P1"/>
      <text:p text:style-name="P1"/>
      <text:p text:style-name="P1"/>
      <text:p text:style-name="P6">Drive:</text:p>
      <text:p text:style-name="P6"/>
      <text:list xml:id="list4049769685" text:style-name="L1">
        <text:list-item>
          <text:p text:style-name="P7">DriveDistanceAtAngle</text:p>
          <text:list>
            <text:list-item>
              <text:p text:style-name="P8">Drive.DriveDistanceAtAngle(<text:span text:style-name="T1">distance(feet), heading, </text:span>speed(0-1), timeout, concurrent);</text:p>
            </text:list-item>
            <text:list-item>
              <text:p text:style-name="P9">drives a certain distance in feet at a certain angle and speed of the motors</text:p>
            </text:list-item>
            <text:list-item>
              <text:p text:style-name="P10">currently <text:span text:style-name="T4">only uses the timeout feature, no distance calculation at all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1T15:43:12.455000000</meta:creation-date>
    <dc:date>2021-11-21T18:46:30.960000000</dc:date>
    <meta:editing-duration>PT2H22M47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2" meta:word-count="55" meta:character-count="409" meta:non-whitespace-character-count="370"/>
  </office:meta>
</office:document-meta>
</file>